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5pt" fo:font-weight="bold" officeooo:rsid="000205f4" officeooo:paragraph-rsid="000205f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5pt" fo:font-weight="bold" officeooo:rsid="000205f4" officeooo:paragraph-rsid="000205f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5pt" fo:font-weight="bold" officeooo:paragraph-rsid="000205f4"/>
    </style:style>
    <style:style style:name="P4" style:family="paragraph" style:parent-style-name="Standard">
      <style:paragraph-properties style:line-height-at-least="0.335cm"/>
      <style:text-properties fo:color="#d4d4d4" loext:opacity="100%" style:font-name="Consolas" fo:font-size="14pt" fo:font-weight="normal" fo:background-color="#1e1e1e" style:font-size-asian="14pt" style:font-size-complex="14pt"/>
    </style:style>
    <style:style style:name="P5" style:family="paragraph" style:parent-style-name="Standard">
      <style:paragraph-properties style:line-height-at-least="0.335cm"/>
      <style:text-properties fo:color="#d4d4d4" loext:opacity="100%" fo:background-color="#1e1e1e"/>
    </style:style>
    <style:style style:name="P6" style:family="paragraph" style:parent-style-name="Standard">
      <style:paragraph-properties style:line-height-at-least="0.335cm"/>
      <style:text-properties fo:color="#d4d4d4" loext:opacity="100%" fo:font-size="14pt" fo:background-color="#1e1e1e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font-size="15pt" fo:font-weight="normal" officeooo:rsid="000205f4" officeooo:paragraph-rsid="000205f4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5pt" fo:font-weight="normal" officeooo:rsid="000205f4" officeooo:paragraph-rsid="000205f4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5pt" fo:font-weight="normal" officeooo:rsid="0003d278" officeooo:paragraph-rsid="0003d278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d4d4d4" loext:opacity="100%" style:font-name="Consolas" fo:font-size="14pt" fo:font-weight="normal" officeooo:rsid="000205f4" officeooo:paragraph-rsid="000205f4" fo:background-color="#1e1e1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3d278"/>
    </style:style>
    <style:style style:name="P12" style:family="paragraph" style:parent-style-name="Standard">
      <style:paragraph-properties fo:text-align="start" style:justify-single-word="false"/>
      <style:text-properties officeooo:rsid="0003d278" officeooo:paragraph-rsid="0003d27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00" loext:char-shading-value="0" style:font-weight-asian="normal" style:font-weight-complex="normal"/>
    </style:style>
    <style:style style:name="T3" style:family="text">
      <style:text-properties fo:font-weight="normal" officeooo:rsid="000205f4" style:font-size-asian="15pt" style:font-weight-asian="normal" style:font-size-complex="15pt" style:font-weight-complex="normal"/>
    </style:style>
    <style:style style:name="T4" style:family="text">
      <style:text-properties fo:color="#9cdcfe" loext:opacity="100%" style:font-name="Consolas" fo:font-weight="normal"/>
    </style:style>
    <style:style style:name="T5" style:family="text">
      <style:text-properties fo:color="#9cdcfe" loext:opacity="100%" style:font-name="Consolas" fo:font-size="14pt" fo:font-weight="normal" officeooo:rsid="000205f4" fo:background-color="#1e1e1e" loext:char-shading-value="0" style:font-size-asian="14pt" style:font-weight-asian="normal" style:font-size-complex="14pt" style:font-weight-complex="normal"/>
    </style:style>
    <style:style style:name="T6" style:family="text">
      <style:text-properties fo:color="#9cdcfe" loext:opacity="100%" style:font-name="Consolas" fo:font-size="14pt" fo:font-weight="normal" style:font-size-asian="14pt" style:font-size-complex="14pt"/>
    </style:style>
    <style:style style:name="T7" style:family="text">
      <style:text-properties fo:color="#d4d4d4" loext:opacity="100%" style:font-name="Consolas" fo:font-size="14pt" fo:font-weight="normal" fo:background-color="#1e1e1e" loext:char-shading-value="0" style:font-size-asian="14pt" style:font-weight-asian="normal" style:font-size-complex="14pt" style:font-weight-complex="normal"/>
    </style:style>
    <style:style style:name="T8" style:family="text">
      <style:text-properties fo:color="#d4d4d4" loext:opacity="100%" style:font-name="Consolas" fo:font-size="14pt" fo:font-weight="normal" officeooo:rsid="000205f4" fo:background-color="#1e1e1e" loext:char-shading-value="0" style:font-size-asian="14pt" style:font-weight-asian="normal" style:font-size-complex="14pt" style:font-weight-complex="normal"/>
    </style:style>
    <style:style style:name="T9" style:family="text">
      <style:text-properties fo:color="#ce9178" loext:opacity="100%" style:font-name="Consolas" fo:font-weight="normal"/>
    </style:style>
    <style:style style:name="T10" style:family="text">
      <style:text-properties fo:color="#ce9178" loext:opacity="100%" style:font-name="Consolas" fo:font-size="14pt" fo:font-weight="normal" officeooo:rsid="000205f4" fo:background-color="#1e1e1e" loext:char-shading-value="0" style:font-size-asian="14pt" style:font-weight-asian="normal" style:font-size-complex="14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normal" officeooo:rsid="000205f4" style:font-size-asian="14pt" style:font-weight-asian="normal" style:font-size-complex="14pt" style:font-weight-complex="normal"/>
    </style:style>
    <style:style style:name="T13" style:family="text">
      <style:text-properties fo:font-size="14pt" fo:background-color="#ffff00" loext:char-shading-value="0" style:font-size-asian="14pt" style:font-size-complex="14pt"/>
    </style:style>
    <style:style style:name="T14" style:family="text">
      <style:text-properties fo:font-size="14pt" fo:background-color="#ffff00" loext:char-shading-value="0" style:font-size-asian="14pt" style:font-size-complex="14pt"/>
    </style:style>
    <style:style style:name="T15" style:family="text">
      <style:text-properties fo:color="#c586c0" loext:opacity="100%"/>
    </style:style>
    <style:style style:name="T16" style:family="text">
      <style:text-properties fo:color="#c586c0" loext:opacity="100%" style:font-name="Consolas" fo:font-size="14pt" fo:font-weight="normal" fo:background-color="#1e1e1e" loext:char-shading-value="0" style:font-size-asian="14pt" style:font-weight-asian="normal" style:font-size-complex="14pt" style:font-weight-complex="normal"/>
    </style:style>
    <style:style style:name="T17" style:family="text">
      <style:text-properties style:font-name="Consolas" fo:font-weight="normal"/>
    </style:style>
    <style:style style:name="T18" style:family="text">
      <style:text-properties style:font-name="Consolas" fo:font-size="14pt" fo:font-weight="normal" style:font-size-asian="14pt" style:font-size-complex="14pt"/>
    </style:style>
    <style:style style:name="T19" style:family="text">
      <style:text-properties fo:font-variant="normal" fo:text-transform="none" fo:color="#141c3a" loext:opacity="100%" style:font-name="monospace" fo:font-size="8pt" fo:letter-spacing="normal" fo:font-style="normal" fo:font-weight="normal"/>
    </style:style>
    <style:style style:name="T20" style:family="text">
      <style:text-properties fo:font-variant="normal" fo:text-transform="none" fo:color="#141c3a" loext:opacity="100%" style:font-name="monospace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141c3a" loext:opacity="100%" style:font-name="monospace" fo:font-size="14pt" fo:letter-spacing="normal" fo:font-style="normal" fo:font-weight="normal" fo:background-color="#ffff00" loext:char-shading-value="0" style:font-size-asian="14pt" style:font-size-complex="14pt"/>
    </style:style>
    <style:style style:name="T22" style:family="text">
      <style:text-properties fo:font-variant="normal" fo:text-transform="none" fo:color="#141c3a" loext:opacity="100%" style:font-name="monospace" fo:font-size="14pt" fo:letter-spacing="normal" fo:font-style="normal" fo:font-weight="normal" fo:background-color="#ffff00" loext:char-shading-value="0" style:font-size-asian="14pt" style:font-size-complex="14pt"/>
    </style:style>
    <style:style style:name="T23" style:family="text"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font-name="Calibri" fo:font-size="15pt" fo:font-weight="normal" officeooo:rsid="0003d278" style:font-size-asian="15pt" style:font-weight-asian="normal" style:font-size-complex="15pt" style:font-weight-complex="normal"/>
    </style:style>
    <style:style style:name="T25" style:family="text">
      <style:text-properties style:font-name="Calibri"/>
    </style:style>
    <style:style style:name="T26" style:family="text">
      <style:text-properties style:font-name="Calibri" fo:font-size="15pt" style:font-size-asian="15pt" style:font-size-complex="1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ing .com</text:p>
      <text:p text:style-name="P2">Technology Used:- </text:p>
      <text:list text:style-name="L1">
        <text:list-item>
          <text:p text:style-name="P7">React, </text:p>
        </text:list-item>
        <text:list-item>
          <text:p text:style-name="P7">HTML, </text:p>
        </text:list-item>
        <text:list-item>
          <text:p text:style-name="P7">CSS, </text:p>
        </text:list-item>
        <text:list-item>
          <text:p text:style-name="P7">TypeScript, </text:p>
        </text:list-item>
        <text:list-item>
          <text:p text:style-name="P7">.Net Core Web API,</text:p>
        </text:list-item>
        <text:list-item>
          <text:p text:style-name="P7">JWT Token,</text:p>
        </text:list-item>
        <text:list-item>
          <text:p text:style-name="P7">SQL Server</text:p>
        </text:list-item>
      </text:list>
      <text:p text:style-name="P8"/>
      <text:p text:style-name="P2">Description:- <text:span text:style-name="T1">Booking.com is a clone of actual Booking.com which is used for book the online hotels and room and explore places worldwide</text:span></text:p>
      <text:p text:style-name="P8"/>
      <text:p text:style-name="P2">Frontend Project Setup:-</text:p>
      <text:p text:style-name="P2"><text:span text:style-name="T1">1- Open terminal and type </text:span><text:span text:style-name="T2">npm create </text:span><text:a xlink:type="simple" xlink:href="mailto:vite@latest" text:style-name="Internet_20_link" text:visited-style-name="Visited_20_Internet_20_Link"><text:span text:style-name="T2">vite@latest</text:span></text:a></text:p>
      <text:p text:style-name="P8">2- Enter Project name (booking-web-app)</text:p>
      <text:p text:style-name="P8">3- Choose React</text:p>
      <text:p text:style-name="P8">4- Choose TypeScript + SW</text:p>
      <text:p text:style-name="P2"><text:span text:style-name="T1">5- Choose booking-web-app by running command </text:span><text:span text:style-name="T2">cd booking-web-app</text:span></text:p>
      <text:p text:style-name="P2"><text:span text:style-name="T1">6- run </text:span><text:span text:style-name="T2">npm install</text:span></text:p>
      <text:p text:style-name="P2"><text:span text:style-name="T1">7- run </text:span><text:span text:style-name="T2">npm run dev</text:span><text:span text:style-name="T1"> to start the server</text:span></text:p>
      <text:p text:style-name="P2"><text:span text:style-name="T1">8-run </text:span><text:span text:style-name="T2">npm install -D tailwindcss postcss autoprefixer</text:span><text:span text:style-name="T1"> to install tailwind css</text:span></text:p>
      <text:p text:style-name="P2"><text:span text:style-name="T1">9- run </text:span><text:span text:style-name="T2">npx tailwindcss init -p</text:span></text:p>
      <text:p text:style-name="P8">10- modify tailwind.config.js</text:p>
      <text:p text:style-name="P3"><text:span text:style-name="T3"><text:s text:c="7"/></text:span><text:span text:style-name="T5">content:</text:span><text:span text:style-name="T8"> [</text:span><text:span text:style-name="T10">"./index.html"</text:span><text:span text:style-name="T8">, </text:span><text:span text:style-name="T10">"./src/**/*.{js,ts,jsx,tsx}"</text:span><text:span text:style-name="T8">],</text:span></text:p>
      <text:p text:style-name="P5"> <text:span text:style-name="T11"> </text:span><text:span text:style-name="T6">theme:</text:span><text:span text:style-name="T18"> {</text:span></text:p>
      <text:p text:style-name="P6">    <text:span text:style-name="T4">extend:</text:span><text:span text:style-name="T17"> {},</text:span></text:p>
      <text:p text:style-name="P6">    <text:span text:style-name="T4">container:</text:span><text:span text:style-name="T17"> {</text:span></text:p>
      <text:p text:style-name="P6">      <text:span text:style-name="T4">padding:</text:span><text:span text:style-name="T17"> {</text:span></text:p>
      <text:p text:style-name="P6">        <text:span text:style-name="T4">md:</text:span><text:span text:style-name="T17"> </text:span><text:span text:style-name="T9">"10rem"</text:span><text:span text:style-name="T17">,</text:span></text:p>
      <text:p text:style-name="P6">      <text:span text:style-name="T17">},</text:span></text:p>
      <text:p text:style-name="P6">    <text:span text:style-name="T17">},</text:span></text:p>
      <text:p text:style-name="P6">  <text:span text:style-name="T17">},</text:span></text:p>
      <text:p text:style-name="P6">  <text:span text:style-name="T4">plugins:</text:span><text:span text:style-name="T17"> [],</text:span></text:p>
      <text:p text:style-name="P10"/>
      <text:p text:style-name="P8"/>
      <text:p text:style-name="P8">11- Clean the File </text:p>
      <text:p text:style-name="P8"><text:s text:c="8"/>Remove APP.css</text:p>
      <text:p text:style-name="P8"><text:s text:c="8"/>index.css (Remove all the thing and mention following lines of code)</text:p>
      <text:p text:style-name="P3"><text:span text:style-name="T3"><text:s text:c="7"/></text:span><text:span text:style-name="T12"><text:s/></text:span><text:span text:style-name="T16">@tailwind</text:span><text:span text:style-name="T7"> base;</text:span></text:p>
      <text:p text:style-name="P4"><text:soft-page-break/><text:span text:style-name="T15"><text:s text:c="4"/>@tailwind</text:span> components;</text:p>
      <text:p text:style-name="P4"><text:span text:style-name="T15"><text:s text:c="4"/>@tailwind</text:span> utilities;</text:p>
      <text:p text:style-name="P8"/>
      <text:p text:style-name="P8">2- Adding Layoute follow the Booking.com</text:p>
      <text:p text:style-name="P8"><text:s text:c="4"/>1- Add new folder inside src folder named as layout and add new file named as Layout.tsx</text:p>
      <text:p text:style-name="P8">3- Add new folder inside src named as components and add new file Header.tsx and import inside Layout.tsx</text:p>
      <text:p text:style-name="P8"/>
      <text:p text:style-name="P8">4- Add new file inside components named as Hero.tsx and import inside layout.tsx</text:p>
      <text:p text:style-name="P8">5- Add new file inside components folder named as Footer.tsx and import inside layout.tsx</text:p>
      <text:p text:style-name="P8">6- Add new folder inside src named as pages and add new file inside it named as Register.tsx</text:p>
      <text:p text:style-name="P8">7- Add new file inside pages named as signin.tsx</text:p>
      <text:p text:style-name="P9">8- Added new folder inside src named as helper and add new file inside helper named sa input helper.ts</text:p>
      <text:p text:style-name="P9">9- imported inside Signin.tsx to handle input change</text:p>
      <text:p text:style-name="P11"><text:span text:style-name="T24">10- run </text:span><text:span text:style-name="T22">npm install react-hook-form</text:span><text:span text:style-name="T14"> </text:span></text:p>
      <text:p text:style-name="P12"><text:span text:style-name="T23">11</text:span>- <text:span text:style-name="T26">import useForm() inside SignIn.tsx and handled valiadtions inside it</text:span></text:p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5:05:47.148000000</meta:creation-date>
    <dc:date>2024-03-18T15:11:14.112000000</dc:date>
    <meta:editing-duration>PT12H59M23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48" meta:word-count="288" meta:character-count="1817" meta:non-whitespace-character-count="1496"/>
  </office:meta>
</office:document-meta>
</file>